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Standard">
      <style:text-properties fo:language="el" fo:country="GR" style:text-underline-style="none" fo:font-weight="normal" style:font-weight-asian="normal" style:font-weight-complex="normal"/>
    </style:style>
    <style:style style:name="P4" style:family="paragraph" style:parent-style-name="Standard">
      <style:text-properties fo:language="el" fo:country="GR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-Reflex-Agent:</text:p>
      <text:p text:style-name="P2"><text:tab/><text:span text:style-name="T1">ο παραπάνω αλγόριθμος βασίζεται στον έλεγχο </text:span>conditions <text:span text:style-name="T1">στον </text:span>agent <text:span text:style-name="T1">(μέσω </text:span>sensors) <text:span text:style-name="T1">που προέρχονται</text:span> <text:span text:style-name="T1">από το “περιβάλλον” (</text:span>enviroment). <text:span text:style-name="T1">Σημαντικό χαρακτηριστικό του αλγορίθμου είναι πως δεν εχει μνήμη. Βασίζεται μόνο στον έλεγχο της στιγμιαίας κατάστασης και αν η κατάσταση ικανοποιεί ή όχι τα </text:span>conditions <text:span text:style-name="T1">πράττει αναλόγως. Δρά αντανακλαστικά!</text:span></text:p>
      <text:p text:style-name="P3"/>
      <text:p text:style-name="P1"><text:span text:style-name="T1">Α*-</text:span>Search:</text:p>
      <text:p text:style-name="P2"><text:tab/><text:span text:style-name="T1">θέλουμε σε έναν γράφο με πολλ</text:span>o<text:span text:style-name="T1">ύς κόμβους να φτάσουμε σε έναν απο αυτούς απο κάποιον άλλον με όσο το δυνατόν γρηγορότερο τρόπο. Για κάθε κίνηση που κάνει υπολογίζει μία μεταβλητή </text:span>f <text:span text:style-name="T1">η οποία αποτελεί το άθροισμα δύο άλλων μεταβλητών </text:span>g <text:span text:style-name="T1">και </text:span>h. f(n)= g(n) + h(n) <text:span text:style-name="T1">όπου </text:span>n <text:span text:style-name="T1">είναι το προηγούμενος κόμβος του μονοπατιού, </text:span>g<text:span text:style-name="T1">(</text:span>n) <text:span text:style-name="T1">είναι το κόστος από το την αρχή του μονοπατιού μέχρι τον αναφερόμενο κόμβο και </text:span>h(n) <text:span text:style-name="T1">είναι <text:s/>μία </text:span>heuristic <text:span text:style-name="T1">μεταβλητή που έχει ο κάθε κόμβος και χρησιμοποιείται στον υπολογισμό της φθηνότερης απόστασης. Συμπεραίνουμε λοιπόν πως αυτό που ξεχωρίζει τον αλγόριθμο αυτό είναι οτι έχει ΜΝΗΜΗ.</text:span></text:p>
      <text:p text:style-name="P3"/>
      <text:p text:style-name="P4"><text:s/>Alpha-Beta-Search:</text:p>
      <text:p text:style-name="P2"><text:span text:style-name="T1"><text:tab/>ή αλλιώς </text:span>Aplha<text:span text:style-name="T1">-Β</text:span>eta <text:span text:style-name="T1">Ρ</text:span>runing <text:span text:style-name="T1">είναι η εξέλιξη του </text:span>Min-Max <text:span text:style-name="T1">αλγορίθμου. Χρησιμοποιούνται 2 μεταβλητές α και β όπου α=</text:span>max <text:span text:style-name="T1">και β= </text:span>min. <text:span text:style-name="T1">Η εξέλιξη αυτή υφίσταται στο “κόψιμο” του διπλανού κλαδιού όταν ικανοποιείται η παραπάνω συνθήκη. Γίνεται έλεγχος απο πάνω προς τα κάτω (ξεκινώντας με την ρίζα να είναι </text:span>max <text:span text:style-name="T1">και συνεχίζει εναλλάξ) και απο τα ρίστερά προς τα δεξία. Συμπεραίνουμε ότι ο αλγόριθμος αυτός είναι πιο γρήγορος απο τον min-max</text:span> <text:span text:style-name="T1">και οι πράξεις που γίνονται είναι λιγότερες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Μιχαήλ-Άγγελος Μανάρας</meta:initial-creator>
    <meta:creation-date>2020-03-28T15:27:28.94</meta:creation-date>
    <dc:date>2020-03-30T21:20:35.38</dc:date>
    <dc:creator>Μιχαήλ-Άγγελος Μανάρας</dc:creator>
    <meta:editing-duration>PT10H30M50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6" meta:word-count="225" meta:character-count="1463"/>
  </office:meta>
</office:document-meta>
</file>